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5mm" svg:x="83.15mm" svg:y="26.56mm">
            <loext:p draw:notify-on-update-of-ranges="Sheet1.B1:Sheet1.B1 Sheet1.B2:Sheet1.B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pco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6:14:19.881066747</meta:creation-date>
    <meta:generator>LibreOffice/5.1.6.2$Linux_X86_64 LibreOffice_project/10m0$Build-2</meta:generator>
    <dc:date>2019-10-04T16:16:47.949917720</dc:date>
    <meta:editing-duration>PT2M28S</meta:editing-duration>
    <meta:editing-cycles>2</meta:editing-cycles>
    <meta:document-statistic meta:table-count="1" meta:cell-count="1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7.096cm" svg:y="0.316cm" chart:style-name="ch2">
          <text:p>warshall</text:p>
        </chart:title>
        <chart:legend chart:legend-position="end" svg:x="13.437cm" svg:y="4.204cm" style:legend-expansion="high" chart:style-name="ch3"/>
        <chart:plot-area chart:style-name="ch4" table:cell-range-address="Sheet1.B1:Sheet1.B5" chart:data-source-has-labels="row" svg:x="0.319cm" svg:y="1.275cm" svg:width="12.799cm" svg:height="7.551cm">
          <chartooo:coordinate-region svg:x="0.94cm" svg:y="1.474cm" svg:width="11.898cm" svg:height="6.7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5" chart:label-cell-address="Sheet1.B1:Sheet1.B1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coun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Sheet1.B2:Sheet1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5">
                <text:p>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